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4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print_5f_1">
      <style:table-properties table:display="true" style:writing-mode="lr-tb"/>
    </style:style>
    <style:style style:name="ta2" style:family="table" style:master-page-name="PageStyle_5f_Sprint_5f_2">
      <style:table-properties table:display="true" style:writing-mode="lr-tb"/>
    </style:style>
    <style:style style:name="ce1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3IdMwnUEM0?si=4Alv-eqSJZWWxTnl&amp;t=3669" xlink:type="simple"/>
        <loext:hyperlink xlink:href="https://youtu.be/Z3IdMwnUEM0?si=4Alv-eqSJZWWxTnl&amp;t=3669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L3j470wZ-lo?si=0ImFVLBvHwCY9CO3&amp;t=4811" xlink:type="simple"/>
        <loext:hyperlink xlink:href="https://youtu.be/L3j470wZ-lo?si=0ImFVLBvHwCY9CO3&amp;t=4811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clbBEZ1ptSc?si=UMGIZBCJVH_nFz0r&amp;t=4590" xlink:type="simple"/>
        <loext:hyperlink xlink:href="https://youtu.be/clbBEZ1ptSc?si=UMGIZBCJVH_nFz0r&amp;t=459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clbBEZ1ptSc?si=ZoNBTPnDs7DRFxCJ&amp;t=5638" xlink:type="simple"/>
        <loext:hyperlink xlink:href="https://youtu.be/clbBEZ1ptSc?si=ZoNBTPnDs7DRFxCJ&amp;t=563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L3j470wZ-lo?si=DqQb42NcqzI-Gk1f&amp;t=8201" xlink:type="simple"/>
        <loext:hyperlink xlink:href="https://youtu.be/L3j470wZ-lo?si=DqQb42NcqzI-Gk1f&amp;t=8201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3IdMwnUEM0?si=32jQxuBy0eInFb2F" xlink:type="simple"/>
        <loext:hyperlink xlink:href="https://youtu.be/Z3IdMwnUEM0?si=32jQxuBy0eInFb2F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L3j470wZ-lo" xlink:type="simple"/>
        <loext:hyperlink xlink:href="https://www.youtube.com/watch?v=L3j470wZ-lo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bIj4qGZmf8?si=D82yB3TOurfka9vL&amp;t=8671" xlink:type="simple"/>
        <loext:hyperlink xlink:href="https://youtu.be/SbIj4qGZmf8?si=D82yB3TOurfka9vL&amp;t=8671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L3j470wZ-lo?si=YsT1gOr4WENUj2-n&amp;t=3173" xlink:type="simple"/>
        <loext:hyperlink xlink:href="https://youtu.be/L3j470wZ-lo?si=YsT1gOr4WENUj2-n&amp;t=3173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3IdMwnUEM0?si=AyaBWtBOWnp1Al6d&amp;t=4928" xlink:type="simple"/>
        <loext:hyperlink xlink:href="https://youtu.be/Z3IdMwnUEM0?si=AyaBWtBOWnp1Al6d&amp;t=492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3IdMwnUEM0?si=WiejDfTU90mZxX2N&amp;t=1756" xlink:type="simple"/>
        <loext:hyperlink xlink:href="https://youtu.be/Z3IdMwnUEM0?si=WiejDfTU90mZxX2N&amp;t=1756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clbBEZ1ptSc" xlink:type="simple"/>
        <loext:hyperlink xlink:href="https://www.youtube.com/watch?v=clbBEZ1ptSc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bIj4qGZmf8?si=M8ygO9Q5-Jq3VH3Y&amp;t=4179" xlink:type="simple"/>
        <loext:hyperlink xlink:href="https://youtu.be/SbIj4qGZmf8?si=M8ygO9Q5-Jq3VH3Y&amp;t=4179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bIj4qGZmf8?si=asEzbSPk5VROCtSF&amp;t=6313" xlink:type="simple"/>
        <loext:hyperlink xlink:href="https://youtu.be/SbIj4qGZmf8?si=asEzbSPk5VROCtSF&amp;t=6313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trIiala5UhI" xlink:type="simple"/>
        <loext:hyperlink xlink:href="https://www.youtube.com/watch?v=trIiala5UhI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SbIj4qGZmf8" xlink:type="simple"/>
        <loext:hyperlink xlink:href="https://www.youtube.com/watch?v=SbIj4qGZmf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DE7rGAhCs7s" xlink:type="simple"/>
        <loext:hyperlink xlink:href="https://www.youtube.com/watch?v=DE7rGAhCs7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0B2HbTCydDY" xlink:type="simple"/>
        <loext:hyperlink xlink:href="https://www.youtube.com/watch?v=0B2HbTCydDY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78VT_UG25Rs" xlink:type="simple"/>
        <loext:hyperlink xlink:href="https://www.youtube.com/watch?v=78VT_UG25R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78VT_UG25Rs" xlink:type="simple"/>
        <loext:hyperlink xlink:href="https://www.youtube.com/watch?v=78VT_UG25R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6YEmEFNqPds&amp;t=1579s" xlink:type="simple"/>
        <loext:hyperlink xlink:href="https://www.youtube.com/watch?v=6YEmEFNqPds&amp;t=1579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0B2HbTCydDY" xlink:type="simple"/>
        <loext:hyperlink xlink:href="https://www.youtube.com/watch?v=0B2HbTCydDY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6YEmEFNqPds&amp;t=1579s" xlink:type="simple"/>
        <loext:hyperlink xlink:href="https://www.youtube.com/watch?v=6YEmEFNqPds&amp;t=1579s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hGBEjuioy0I" xlink:type="simple"/>
        <loext:hyperlink xlink:href="https://www.youtube.com/watch?v=hGBEjuioy0I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RMm0_AiPpLk" xlink:type="simple"/>
        <loext:hyperlink xlink:href="https://www.youtube.com/watch?v=RMm0_AiPpLk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33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LhlKhzPOvqA" xlink:type="simple"/>
        <loext:hyperlink xlink:href="https://www.youtube.com/watch?v=LhlKhzPOvqA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igher Seed</text:p>
          </table:table-cell>
          <table:table-cell table:style-name="ce1" office:value-type="string" calcext:value-type="string" table:number-columns-spanned="1" table:number-rows-spanned="2">
            <text:p>Lower Seed</text:p>
          </table:table-cell>
          <table:table-cell table:style-name="ce1" office:value-type="string" calcext:value-type="string" table:number-columns-spanned="1" table:number-rows-spanned="2">
            <text:p>Handicap</text:p>
          </table:table-cell>
          <table:table-cell table:style-name="ce1" office:value-type="string" calcext:value-type="string" table:number-columns-spanned="2" table:number-rows-spanned="1">
            <text:p>Wins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Admin Penalty</text:p>
          </table:table-cell>
          <table:covered-table-cell table:style-name="ce13"/>
          <table:table-cell table:style-name="ce1" office:value-type="string" calcext:value-type="string" table:number-columns-spanned="3" table:number-rows-spanned="1">
            <text:p>Casted by</text:p>
          </table:table-cell>
          <table:covered-table-cell table:style-name="ce9"/>
          <table:covered-table-cell table:style-name="ce13"/>
          <table:table-cell table:style-name="ce1" office:value-type="string" calcext:value-type="string" table:number-columns-spanned="2" table:number-rows-spanned="1">
            <text:p>POV</text:p>
          </table:table-cell>
          <table:covered-table-cell table:style-name="ce13"/>
          <table:table-cell table:number-columns-repeated="1012"/>
        </table:table-row>
        <table:table-row table:style-name="ro2">
          <table:covered-table-cell table:number-columns-repeated="3" table:style-name="ce2"/>
          <table:table-cell table:style-name="ce12" office:value-type="string" calcext:value-type="string">
            <text:p>Higher Seed</text:p>
          </table:table-cell>
          <table:table-cell table:style-name="ce12" office:value-type="string" calcext:value-type="string">
            <text:p>Lower Seed</text:p>
          </table:table-cell>
          <table:table-cell table:style-name="ce12" office:value-type="string" calcext:value-type="string">
            <text:p>Higher Seed</text:p>
          </table:table-cell>
          <table:table-cell table:style-name="ce12" office:value-type="string" calcext:value-type="string">
            <text:p>Lower Seed</text:p>
          </table:table-cell>
          <table:table-cell table:style-name="ce1" office:value-type="string" calcext:value-type="string">
            <text:p>Hydur</text:p>
          </table:table-cell>
          <table:table-cell table:style-name="ce12" office:value-type="string" calcext:value-type="string">
            <text:p>Snowey Viking</text:p>
          </table:table-cell>
          <table:table-cell table:style-name="ce1" office:value-type="string" calcext:value-type="string">
            <text:p>TechChariot</text:p>
          </table:table-cell>
          <table:table-cell table:style-name="ce1" office:value-type="string" calcext:value-type="string">
            <text:p>Hydur</text:p>
          </table:table-cell>
          <table:table-cell table:style-name="ce1" office:value-type="string" calcext:value-type="string">
            <text:p>Harooooo</text:p>
          </table:table-cell>
          <table:table-cell table:number-columns-repeated="1012"/>
        </table:table-row>
        <table:table-row table:style-name="ro3">
          <table:table-cell table:style-name="ce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Round Wild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1"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PlushWerewol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30" office:value-type="date" office:date-value="2025-02-02" calcext:value-type="date">
            <text:p>2/2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Ezioauditore0109</text:p>
          </table:table-cell>
          <table:table-cell table:style-name="ce6" office:value-type="string" calcext:value-type="string">
            <text:p>Jasuni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Ezioauditore0109</text:p>
          </table:table-cell>
          <table:table-cell table:style-name="ce5" office:value-type="string" calcext:value-type="string">
            <text:p>Forteraig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Chipmunk</text:p>
          </table:table-cell>
          <table:table-cell table:style-name="ce6" office:value-type="string" calcext:value-type="string">
            <text:p>Nope158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31" office:value-type="date" office:date-value="2025-01-02" calcext:value-type="date">
            <text:p>1/2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7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Round 1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wisenati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weandinchester</text:p>
          </table:table-cell>
          <table:table-cell table:style-name="ce6" office:value-type="string" calcext:value-type="string">
            <text:p>Angel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date" office:date-value="2025-03-04" calcext:value-type="date">
            <text:p>3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raid8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date" office:date-value="2025-03-04" calcext:value-type="date">
            <text:p>3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OS+ | VoNDutcH</text:p>
          </table:table-cell>
          <table:table-cell table:style-name="ce6" office:value-type="string" calcext:value-type="string">
            <text:p>chanchilaru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oladushek__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date" office:date-value="2025-02-03" calcext:value-type="date">
            <text:p>2/3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OliverAtom</text:p>
          </table:table-cell>
          <table:table-cell table:style-name="ce6" office:value-type="string" calcext:value-type="string">
            <text:p>harooooo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date" office:date-value="2025-03-03" calcext:value-type="date">
            <text:p>3/3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Biscuit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32" office:value-type="date" office:date-value="2025-01-02" calcext:value-type="date">
            <text:p>1/2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delay_</text:p>
          </table:table-cell>
          <table:table-cell table:style-name="ce6" office:value-type="string" calcext:value-type="string">
            <text:p>Hydu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8" office:value-type="date" office:date-value="2025-04-04" calcext:value-type="date">
            <text:p>4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xShinigami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DrLoops</text:p>
          </table:table-cell>
          <table:table-cell table:style-name="ce6" office:value-type="string" calcext:value-type="string">
            <text:p>YoSoyPach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Empire</text:p>
          </table:table-cell>
          <table:table-cell table:style-name="ce5" office:value-type="string" calcext:value-type="string">
            <text:p>Jskillz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LoreDek</text:p>
          </table:table-cell>
          <table:table-cell table:style-name="ce6" office:value-type="string" calcext:value-type="string">
            <text:p>The Otter On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maxymczech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maxpower973</text:p>
          </table:table-cell>
          <table:table-cell table:style-name="ce6" office:value-type="string" calcext:value-type="string">
            <text:p>metalmania41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Chipmunk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Pl0tterGhost</text:p>
          </table:table-cell>
          <table:table-cell table:style-name="ce6" office:value-type="string" calcext:value-type="string">
            <text:p>Nope158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date" office:date-value="2025-01-04" calcext:value-type="date">
            <text:p>1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5" office:value-type="string" calcext:value-type="string">
            <text:p>PlushWerewo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Lion</text:p>
          </table:table-cell>
          <table:table-cell table:style-name="ce6" office:value-type="string" calcext:value-type="string">
            <text:p>KorDimo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0" office:value-type="date" office:date-value="2025-01-04" calcext:value-type="date">
            <text:p>1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Pride</text:p>
          </table:table-cell>
          <table:table-cell table:style-name="ce5" office:value-type="string" calcext:value-type="string">
            <text:p>Forteraiger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jasouki</text:p>
          </table:table-cell>
          <table:table-cell table:style-name="ce6" office:value-type="string" calcext:value-type="string">
            <text:p>theNagraj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cerasito</text:p>
          </table:table-cell>
          <table:table-cell table:style-name="ce5" office:value-type="string" calcext:value-type="string">
            <text:p>Jasun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30" office:value-type="date" office:date-value="2025-01-02" calcext:value-type="date">
            <text:p>1/2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8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Round 2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.shixo.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1" office:value-type="date" office:date-value="2025-04-04" calcext:value-type="date">
            <text:p>4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weandinchester</text:p>
          </table:table-cell>
          <table:table-cell table:style-name="ce6" office:value-type="string" calcext:value-type="string">
            <text:p>wisenatic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33" office:value-type="date" office:date-value="2025-02-02" calcext:value-type="date">
            <text:p>2/2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string" calcext:value-type="string">
            <text:p>OliverAtom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raid86</text:p>
          </table:table-cell>
          <table:table-cell table:style-name="ce6" office:value-type="string" calcext:value-type="string">
            <text:p>chanchilaru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OS+ | VoNDutcH</text:p>
          </table:table-cell>
          <table:table-cell table:style-name="ce5" office:value-type="string" calcext:value-type="string">
            <text:p>oladushek__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e1sTea</text:p>
          </table:table-cell>
          <table:table-cell table:style-name="ce6" office:value-type="string" calcext:value-type="string">
            <text:p>harooooo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kingofn00b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delay_</text:p>
          </table:table-cell>
          <table:table-cell table:style-name="ce6" office:value-type="string" calcext:value-type="string">
            <text:p>Biscuit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DrLoops</text:p>
          </table:table-cell>
          <table:table-cell table:style-name="ce5" office:value-type="string" calcext:value-type="string">
            <text:p>xShinigami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6" office:value-type="string" calcext:value-type="string">
            <text:p>YoSoyPach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37" office:value-type="date" office:date-value="2025-01-01" calcext:value-type="date">
            <text:p>1/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5" office:value-type="string" calcext:value-type="string">
            <text:p>Empire</text:p>
          </table:table-cell>
          <table:table-cell table:style-name="ce5" office:value-type="string" calcext:value-type="string">
            <text:p>maxpower97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LoreDek</text:p>
          </table:table-cell>
          <table:table-cell table:style-name="ce6" office:value-type="string" calcext:value-type="string">
            <text:p>Jskillz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2" office:value-type="date" office:date-value="2025-02-04" calcext:value-type="date">
            <text:p>2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The Otter 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3" office:value-type="date" office:date-value="2025-04-04" calcext:value-type="date">
            <text:p>4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maxymczech</text:p>
          </table:table-cell>
          <table:table-cell table:style-name="ce6" office:value-type="string" calcext:value-type="string">
            <text:p>Pl0tterGhost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metalmania4118</text:p>
          </table:table-cell>
          <table:table-cell table:style-name="ce5" office:value-type="string" calcext:value-type="string">
            <text:p>BenderAndChi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4" office:value-type="date" office:date-value="2025-02-04" calcext:value-type="date">
            <text:p>2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Flying Mouse</text:p>
          </table:table-cell>
          <table:table-cell table:style-name="ce6" office:value-type="string" calcext:value-type="string">
            <text:p>L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KorDimo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Nope1585</text:p>
          </table:table-cell>
          <table:table-cell table:style-name="ce6" office:value-type="string" calcext:value-type="string">
            <text:p>Prid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5" office:value-type="string" calcext:value-type="string">
            <text:p>cerasi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5" office:value-type="date" office:date-value="2025-01-03" calcext:value-type="date">
            <text:p>1/3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jasouki</text:p>
          </table:table-cell>
          <table:table-cell table:style-name="ce6" office:value-type="string" calcext:value-type="string">
            <text:p>Ezioauditore01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6" office:value-type="date" office:date-value="2025-02-04" calcext:value-type="date">
            <text:p>2/4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style-name="ce5" office:value-type="string" calcext:value-type="string">
            <text:p>theNagraj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8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Round 3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AngelR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weandinchester</text:p>
          </table:table-cell>
          <table:table-cell table:style-name="ce6" office:value-type="string" calcext:value-type="string">
            <text:p>raid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34" office:value-type="date" office:date-value="2025-02-02" calcext:value-type="date">
            <text:p>2/2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OS+ | VoNDutcH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35" office:value-type="date" office:date-value="2025-02-02" calcext:value-type="date">
            <text:p>2/2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wisenatic</text:p>
          </table:table-cell>
          <table:table-cell table:style-name="ce6" office:value-type="string" calcext:value-type="string">
            <text:p>e1sTe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OliverAtom</text:p>
          </table:table-cell>
          <table:table-cell table:style-name="ce5" office:value-type="string" calcext:value-type="string">
            <text:p>leonovoo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chanchilaru</text:p>
          </table:table-cell>
          <table:table-cell table:style-name="ce6" office:value-type="string" calcext:value-type="string">
            <text:p>delay_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oladushek__</text:p>
          </table:table-cell>
          <table:table-cell table:style-name="ce5" office:value-type="string" calcext:value-type="string">
            <text:p>kingofn00b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harooooo</text:p>
          </table:table-cell>
          <table:table-cell table:style-name="ce6" office:value-type="string" calcext:value-type="string">
            <text:p>DrLoops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Empir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7" office:value-type="date" office:date-value="2025-03-04" calcext:value-type="date">
            <text:p>3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6" office:value-type="string" calcext:value-type="string">
            <text:p>LoreDe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38" office:value-type="date" office:date-value="2025-01-01" calcext:value-type="date">
            <text:p>1/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5" office:value-type="string" calcext:value-type="string">
            <text:p>xShinigami</text:p>
          </table:table-cell>
          <table:table-cell table:style-name="ce5" office:value-type="string" calcext:value-type="string">
            <text:p>xRavyn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YoSoyPacho</text:p>
          </table:table-cell>
          <table:table-cell table:style-name="ce6" office:value-type="string" calcext:value-type="string">
            <text:p>maxpower9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5" office:value-type="string" calcext:value-type="string">
            <text:p>Flying Mous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The Otter One</text:p>
          </table:table-cell>
          <table:table-cell table:style-name="ce6" office:value-type="string" calcext:value-type="string">
            <text:p>Pl0tterGhost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8" office:value-type="date" office:date-value="2025-01-01" calcext:value-type="date">
            <text:p>1/1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BenderAndChi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metalmania4118</text:p>
          </table:table-cell>
          <table:table-cell table:style-name="ce6" office:value-type="string" calcext:value-type="string">
            <text:p>Li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Pride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Nope1585</text:p>
          </table:table-cell>
          <table:table-cell table:style-name="ce6" office:value-type="string" calcext:value-type="string">
            <text:p>jasouk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Ezioauditore010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cerasito</text:p>
          </table:table-cell>
          <table:table-cell table:style-name="ce6" office:value-type="string" calcext:value-type="string">
            <text:p>theNagraj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style-name="ce5" office:value-type="string" calcext:value-type="string">
            <text:p>Jasun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9" office:value-type="date" office:date-value="2025-01-04" calcext:value-type="date">
            <text:p>1/4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7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Round 4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weandinchester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.shixo.</text:p>
          </table:table-cell>
          <table:table-cell table:style-name="ce6" office:value-type="string" calcext:value-type="string">
            <text:p>Angel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OS+ | VoNDutcH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36" office:value-type="date" office:date-value="2025-01-02" calcext:value-type="date">
            <text:p>1/2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raid86</text:p>
          </table:table-cell>
          <table:table-cell table:style-name="ce6" office:value-type="string" calcext:value-type="string">
            <text:p>OliverAtom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chanchilaru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oladushek__</text:p>
          </table:table-cell>
          <table:table-cell table:style-name="ce6" office:value-type="string" calcext:value-type="string">
            <text:p>delay_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5" office:value-type="string" calcext:value-type="string">
            <text:p>kingofn00b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leonovoo</text:p>
          </table:table-cell>
          <table:table-cell table:style-name="ce6" office:value-type="string" calcext:value-type="string">
            <text:p>DrLoops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YoSoyPacho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6" office:value-type="string" calcext:value-type="string">
            <text:p>Empi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39" office:value-type="date" office:date-value="2025-01-01" calcext:value-type="date">
            <text:p>1/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5" office:value-type="string" calcext:value-type="string">
            <text:p>xShinigami</text:p>
          </table:table-cell>
          <table:table-cell table:style-name="ce5" office:value-type="string" calcext:value-type="string">
            <text:p>LoreDek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xRavyn</text:p>
          </table:table-cell>
          <table:table-cell table:style-name="ce6" office:value-type="string" calcext:value-type="string">
            <text:p>Jskillz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maxpower973</text:p>
          </table:table-cell>
          <table:table-cell table:style-name="ce5" office:value-type="string" calcext:value-type="string">
            <text:p>maxymczech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The Otter One</text:p>
          </table:table-cell>
          <table:table-cell table:style-name="ce6" office:value-type="string" calcext:value-type="string">
            <text:p>Flying Mou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metalmania4118</text:p>
          </table:table-cell>
          <table:table-cell table:style-name="ce5" office:value-type="string" calcext:value-type="string">
            <text:p>Pl0tterGhos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BenderAndChill</text:p>
          </table:table-cell>
          <table:table-cell table:style-name="ce6" office:value-type="string" calcext:value-type="string">
            <text:p>Nope158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PlushWerewo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KorDimon</text:p>
          </table:table-cell>
          <table:table-cell table:style-name="ce6" office:value-type="string" calcext:value-type="string">
            <text:p>cerasit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Pride</text:p>
          </table:table-cell>
          <table:table-cell table:style-name="ce5" office:value-type="string" calcext:value-type="string">
            <text:p>Ezioauditore010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>
            <text:p>jasouki</text:p>
          </table:table-cell>
          <table:table-cell table:style-name="ce6" office:value-type="string" calcext:value-type="string">
            <text:p>Forteraig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5" office:value-type="string" calcext:value-type="string">
            <text:p>theNagraj</text:p>
          </table:table-cell>
          <table:table-cell table:style-name="ce5" office:value-type="string" calcext:value-type="string">
            <text:p>Jasuni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101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2" table:style-name="ta2"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igher Seed</text:p>
          </table:table-cell>
          <table:table-cell table:style-name="ce1" office:value-type="string" calcext:value-type="string" table:number-columns-spanned="1" table:number-rows-spanned="2">
            <text:p>Lower Seed</text:p>
          </table:table-cell>
          <table:table-cell table:style-name="ce1" office:value-type="string" calcext:value-type="string" table:number-columns-spanned="1" table:number-rows-spanned="2">
            <text:p>Handicap</text:p>
          </table:table-cell>
          <table:table-cell table:style-name="ce1" office:value-type="string" calcext:value-type="string" table:number-columns-spanned="2" table:number-rows-spanned="1">
            <text:p>Wins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Admin Penalty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Casted by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POV</text:p>
          </table:table-cell>
          <table:covered-table-cell table:style-name="ce13"/>
          <table:table-cell table:number-columns-repeated="1013"/>
        </table:table-row>
        <table:table-row table:style-name="ro2">
          <table:covered-table-cell table:number-columns-repeated="3" table:style-name="ce2"/>
          <table:table-cell table:style-name="ce12" office:value-type="string" calcext:value-type="string">
            <text:p>Higher Seed</text:p>
          </table:table-cell>
          <table:table-cell table:style-name="ce12" office:value-type="string" calcext:value-type="string">
            <text:p>Lower Seed</text:p>
          </table:table-cell>
          <table:table-cell table:style-name="ce12" office:value-type="string" calcext:value-type="string">
            <text:p>Higher Seed</text:p>
          </table:table-cell>
          <table:table-cell table:style-name="ce12" office:value-type="string" calcext:value-type="string">
            <text:p>Lower Seed</text:p>
          </table:table-cell>
          <table:table-cell table:style-name="ce1" office:value-type="string" calcext:value-type="string">
            <text:p>Hydur</text:p>
          </table:table-cell>
          <table:table-cell table:style-name="ce1" office:value-type="string" calcext:value-type="string">
            <text:p>TechChariot</text:p>
          </table:table-cell>
          <table:table-cell table:style-name="ce1" office:value-type="string" calcext:value-type="string">
            <text:p>Hydur</text:p>
          </table:table-cell>
          <table:table-cell table:style-name="ce1" office:value-type="string" calcext:value-type="string">
            <text:p>Harooooo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1" table:number-rows-spanned="1">
            <text:p>Round Wild</text:p>
          </table:table-cell>
          <table:covered-table-cell table:number-columns-repeated="9" table:style-name="ce9"/>
          <table:covered-table-cell table:style-name="ce13"/>
          <table:table-cell table:number-columns-repeated="1013"/>
        </table:table-row>
        <table:table-row table:style-name="ro1">
          <table:table-cell table:style-name="ce7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1" table:number-rows-spanned="1">
            <text:p>Round 1</text:p>
          </table:table-cell>
          <table:covered-table-cell table:number-columns-repeated="9" table:style-name="ce9"/>
          <table:covered-table-cell table:style-name="ce13"/>
          <table:table-cell table:number-columns-repeated="1013"/>
        </table:table-row>
        <table:table-row table:style-name="ro1">
          <table:table-cell table:style-name="ce8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1" table:number-rows-spanned="1">
            <text:p>Round 2</text:p>
          </table:table-cell>
          <table:covered-table-cell table:number-columns-repeated="9" table:style-name="ce9"/>
          <table:covered-table-cell table:style-name="ce13"/>
          <table:table-cell table:number-columns-repeated="1013"/>
        </table:table-row>
        <table:table-row table:style-name="ro1">
          <table:table-cell table:style-name="ce8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1" table:number-rows-spanned="1">
            <text:p>Round 3</text:p>
          </table:table-cell>
          <table:covered-table-cell table:number-columns-repeated="9" table:style-name="ce9"/>
          <table:covered-table-cell table:style-name="ce13"/>
          <table:table-cell table:number-columns-repeated="1013"/>
        </table:table-row>
        <table:table-row table:style-name="ro1">
          <table:table-cell table:style-name="ce7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1" table:number-rows-spanned="1">
            <text:p>Round 4</text:p>
          </table:table-cell>
          <table:covered-table-cell table:number-columns-repeated="9" table:style-name="ce9"/>
          <table:covered-table-cell table:style-name="ce13"/>
          <table:table-cell table:number-columns-repeated="101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9:40:19.214814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24T19:40:58.224302551</dc:date>
    <meta:editing-duration>PT38S</meta:editing-duration>
    <meta:editing-cycles>4</meta:editing-cycles>
    <meta:document-statistic meta:table-count="2" meta:cell-count="686" meta:object-count="0"/>
  </office:meta>
</office:document-meta>
</file>